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15.875cm" fo:margin-left="0cm" fo:margin-top="0cm" fo:margin-bottom="0cm" table:align="left" style:writing-mode="lr-tb"/>
    </style:style>
    <style:style style:name="Table2.A" style:family="table-column">
      <style:table-column-properties style:column-width="7.938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7.585cm" fo:margin-left="0cm" fo:margin-top="0cm" fo:margin-bottom="0cm" table:align="left"/>
    </style:style>
    <style:style style:name="Table1.A" style:family="table-column">
      <style:table-column-properties style:column-width="3.79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margin-top="0.423cm" fo:margin-bottom="0cm" loext:contextual-spacing="false" fo:line-height="100%" fo:text-align="justify" style:justify-single-word="false"/>
    </style:style>
    <style:style style:name="P5" style:family="paragraph" style:parent-style-name="Standard">
      <style:paragraph-properties fo:margin-top="0.423cm" fo:margin-bottom="0cm" loext:contextual-spacing="false" fo:line-height="100%" fo:text-align="justify" style:justify-single-word="false"/>
      <style:text-properties fo:font-size="15pt" fo:font-weight="bold" style:font-size-asian="15pt" style:font-weight-asian="bold" style:font-size-complex="15pt"/>
    </style:style>
    <style:style style:name="P6" style:family="paragraph" style:parent-style-name="Standard">
      <style:paragraph-properties fo:margin-top="0.423cm" fo:margin-bottom="0cm" loext:contextual-spacing="false" fo:line-height="100%" fo:text-align="justify" style:justify-single-word="false"/>
      <style:text-properties fo:font-size="14pt" style:font-size-asian="14pt" style:font-size-complex="14pt"/>
    </style:style>
    <style:style style:name="P7" style:family="paragraph" style:parent-style-name="Standard">
      <style:paragraph-properties fo:margin-left="0.494cm" fo:margin-right="0cm" fo:margin-top="0.423cm" fo:margin-bottom="0.106cm" loext:contextual-spacing="false" fo:line-height="100%" fo:text-indent="0cm" style:auto-text-indent="false"/>
    </style:style>
    <style:style style:name="P8" style:family="paragraph" style:parent-style-name="Heading_20_1">
      <style:paragraph-properties fo:line-height="100%" fo:text-align="center" style:justify-single-word="false" fo:orphans="0" fo:widows="0"/>
    </style:style>
    <style:style style:name="P9" style:family="paragraph" style:parent-style-name="Standard" style:master-page-name="Standard">
      <style:paragraph-properties fo:margin-top="0.423cm" fo:margin-bottom="0cm" loext:contextual-spacing="false" fo:line-height="100%" fo:text-align="justify" style:justify-single-word="false" style:page-number="1"/>
      <style:text-properties fo:font-size="15pt" fo:font-weight="bold" style:font-size-asian="15pt" style:font-weight-asian="bold" style:font-size-complex="15pt"/>
    </style:style>
    <style:style style:name="P10" style:family="paragraph" style:parent-style-name="Standard">
      <style:paragraph-properties fo:margin-top="0.423cm" fo:margin-bottom="0cm" loext:contextual-spacing="false" fo:line-height="100%" fo:text-align="justify" style:justify-single-word="false"/>
      <style:text-properties fo:font-size="15pt" fo:font-weight="bold" style:font-size-asian="15pt" style:font-weight-asian="bold" style:font-size-complex="15pt"/>
    </style:style>
    <style:style style:name="P11" style:family="paragraph" style:parent-style-name="Standard">
      <style:paragraph-properties fo:margin-left="0.494cm" fo:margin-right="0cm" fo:margin-top="0.423cm" fo:margin-bottom="0.106cm" loext:contextual-spacing="false" fo:line-height="100%" fo:text-indent="0cm" style:auto-text-indent="false"/>
      <style:text-properties fo:background-color="#fff200"/>
    </style:style>
    <style:style style:name="P12" style:family="paragraph" style:parent-style-name="Standard">
      <style:paragraph-properties fo:margin-left="0.494cm" fo:margin-right="0cm" fo:margin-top="0.423cm" fo:margin-bottom="0.106cm" loext:contextual-spacing="false" fo:line-height="100%" fo:text-indent="0cm" style:auto-text-indent="false"/>
      <style:text-properties fo:font-style="italic" style:font-style-asian="italic"/>
    </style:style>
    <style:style style:name="P13" style:family="paragraph" style:parent-style-name="Standard">
      <style:paragraph-properties fo:margin-left="0.494cm" fo:margin-right="0cm" fo:margin-top="0.423cm" fo:margin-bottom="0.106cm" loext:contextual-spacing="false" fo:line-height="100%" fo:text-indent="0cm" style:auto-text-indent="false"/>
      <style:text-properties fo:font-size="12pt" style:font-size-asian="12pt" style:font-size-complex="12pt"/>
    </style:style>
    <style:style style:name="P14" style:family="paragraph" style:parent-style-name="Standard">
      <style:paragraph-properties fo:margin-left="0.494cm" fo:margin-right="0cm" fo:margin-top="0.423cm" fo:margin-bottom="0.106cm" loext:contextual-spacing="false" fo:line-height="100%" fo:text-indent="0cm" style:auto-text-indent="false"/>
      <style:text-properties style:text-underline-style="solid" style:text-underline-width="auto" style:text-underline-color="font-color"/>
    </style:style>
    <style:style style:name="P15" style:family="paragraph" style:parent-style-name="Standard">
      <style:paragraph-properties fo:line-height="100%" fo:text-align="justify" style:justify-single-word="false" fo:orphans="0" fo:widows="0"/>
      <style:text-properties fo:font-weight="bold" style:font-weight-asian="bold"/>
    </style:style>
    <style:style style:name="P16" style:family="paragraph" style:parent-style-name="Standard">
      <style:paragraph-properties fo:line-height="100%" fo:orphans="0" fo:widows="0"/>
      <style:text-properties fo:font-weight="bold" style:font-weight-asian="bold"/>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mande: </text:p>
      <text:p text:style-name="P11">Riconosci e sottolinea nel brano gli aspetti psicologici del carattere del protagonista e motiva le scelte.</text:p>
      <text:p text:style-name="P12">Il movimento gli (a des Esseintes) sembrava inutile, e pensava che la fantasia potesse facilmente supplire alla volgare realtà dei fatti.</text:p>
      <text:p text:style-name="P13">In questa prima frase si può intravedere come Esseintes ritiene la propria fantasia un mezzo con cui vivere la realtà a volte vivendola anche più immensamente, inoltre poche righe dopo aggiunge che attraverso la costruzione di una realtà attraverso l’immaginazione si possono esaudire i desideri più reconditi.</text:p>
      <text:p text:style-name="P12">L’artificio sembrava a Des Esseintes il carattere distintivo del genere umano.</text:p>
      <text:p text:style-name="P13">Anche in questo frammento del testo si può notare come des Esseintes usi la fantasia e l’artificio di realtà come metodo di evasione dalle imperfezioni della realtà che lo circonda.</text:p>
      <text:p text:style-name="P12">Non vi è alcuna delle sue invenzioni (parla della natura) così sottile o grandiosa che il genio umano non possa crearla a sua volta</text:p>
      <text:p text:style-name="P13">In aggiunta questi sottolinea che la natura stessa è oramai diventata banale e monotona e che la mente umana facilmente può partorire raltà pari e addirittura superiori a quelle del mondo naturale</text:p>
      <text:p text:style-name="P11">Quale rapporto vi è tra ambiente interno ed esterno.</text:p>
      <text:p text:style-name="P7">Il rapporto tra l’interno e esterno è visto come un intero cambio della realtà.</text:p>
      <text:p text:style-name="P7">Di fatto il predisposto disordine della sala da pranzo della casa rappresenta una fuga da quella che è la noiosamente ordinata realtà esterna da cui il protagonista appresta ad isolarsi.</text:p>
      <text:p text:style-name="P7">Esternamente infatti risiede un ambiente ordinato e orientato all’attività lavorativa, senza stimoli ne sorprese, questo ordine però è visto da Esseintes come maligno e ripugnante, per questo dunque tende a isolare se stesso nella bizzarra stanza e più specificatamente nel proprio mondo interiore</text:p>
      <text:p text:style-name="P11">Riconosci il tipo di narratore e di focalizzazione.</text:p>
      <text:p text:style-name="P7">Il <text:span text:style-name="T2">narratore</text:span> è <text:span text:style-name="T2">onniscente</text:span> e la <text:span text:style-name="T2">focalizzazione</text:span> è <text:span text:style-name="T2">interna</text:span> dato che il narratore conosce in modo pregresso il pensiero del protagonista ma racconta in tempo reale le azioni compiute da esso.</text:p>
      <text:p text:style-name="P7"/>
      <text:p text:style-name="P7"/>
      <text:p text:style-name="P7"/>
      <text:p text:style-name="P11"/>
      <text:p text:style-name="P11"><text:soft-page-break/>Spiega che cosa rappresentano per il protagonista il sogno e l'artificio. Individua nel brano il passaggio in cui i concetti vengono spiegati.</text:p>
      <text:p text:style-name="P14">RR-55/60</text:p>
      <text:p text:style-name="P12">D’altra parte il movimento gli sembrava inutile, e pensava che la fantasia potesse facilmente supplire alla volgare realtà dei fatti… <text:tab/>…nel sapere astrarsi abbastanza per far sorgere l’allucinazione e sostituire il sogno della realtà alla realtà stessa.</text:p>
      <text:p text:style-name="P13">Come scritto nelle precedenti risposte, per il protagonista il sogno e l’immaginazione rappresentano un importante aspetto nell’umanità stessa di una persona.</text:p>
      <text:p text:style-name="P13">Per costui la fantasia rappresenta infatti una scappatoia dalla monotonia della realtà, e una luce per trovare la “bellezza” nell’imperfetta realtà che lo circonda.</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Personaggi a confronto – Andrea Sperelli e Des Esseintes</text:p>
      <text:p text:style-name="P4">“Il ritratto di un esteta”, tratto da “<text:span text:style-name="T1">Piacere</text:span>” di D’Annunzio, e “Una vita artificiale”, tratto da “<text:span text:style-name="T1">A ritroso</text:span>” di Huysmans, presentano due tipici personaggi decadenti, Andrea Sperelli e Des Esseintes.</text:p>
      <text:p text:style-name="P4">Entrambi sono degli esteti: vivono la loro vita come un’opera d’arte, circondati di oggetti rari e preziosi, e disprezzano la vita della gente comune.</text:p>
      <text:p text:style-name="P1"/>
      <table:table table:name="Table2" table:style-name="Table2">
        <table:table-column table:style-name="Table2.A" table:number-columns-repeated="2"/>
        <table:table-row table:style-name="Table2.1">
          <table:table-cell table:style-name="Table2.A1" office:value-type="string">
            <text:p text:style-name="P8"><text:bookmark text:name="_5ksjs2yv92gx"/>IL CONTENUTO</text:p>
          </table:table-cell>
          <table:table-cell table:style-name="Table2.A1" office:value-type="string">
            <text:p text:style-name="P8"><text:bookmark text:name="_4jf7t6184soc"/>I PERSONAGGI</text:p>
          </table:table-cell>
        </table:table-row>
        <table:table-row table:style-name="Table2.1">
          <table:table-cell table:style-name="Table2.A1" office:value-type="string">
            <text:p text:style-name="P15">A che cosa deve rinunciare Andrea per realizzare il suo ideale di vita?</text:p>
            <text:p text:style-name="P2">La formazione di Andrea è divisa tra lo studio e le esperienze della vita reale vissute insieme al padre.</text:p>
            <text:p text:style-name="P2">Questo però provoca un duplice effetto in lui: da una parte accresce la sua passione per l’arte, dall’altra distrugge la sua forza morale.</text:p>
            <text:p text:style-name="P2">Questo è vissuto dal protagonista in modo sofferto, tanto che “la vita come opera d’arte” sembra essere per lui quasi come una condanna.</text:p>
            <text:p text:style-name="P2"/>
          </table:table-cell>
          <table:table-cell table:style-name="Table2.A1" office:value-type="string">
            <text:p text:style-name="P15">In Andrea Sperelli c’è un evidente legame tra la continua ricerca del piacere e il traviamento morale; viene detto inoltre, che la sua educazione è il frutto di molteplici esperienze delle “realtà umane”. Ti sembra che si possa dire lo stesso anche di Des Esseintes o ritieni che quest’ultimo presenti caratteristiche diverse?</text:p>
            <text:p text:style-name="P2">Des Esseintes, al contrario di Andrea Sperelli, è legato alla realtà artificiale, valorizzando la solitudine della vita attraverso il gusto per le invenzioni umane, che secondo lui possono dare le emozioni che solo i ricordi passati sono in grado di fornire.</text:p>
            <text:p text:style-name="P2">Infatti Sperelli al contrario basa i suoi principi estetici sulle esperienze reali e sulla ricerca di qualcosa di vero.</text:p>
          </table:table-cell>
        </table:table-row>
        <table:table-row table:style-name="Table2.1">
          <table:table-cell table:style-name="Table2.A1" office:value-type="string">
            <text:p text:style-name="P16">Quali sono i principi su cui si basa l’estetismo di Andrea Sperelli? ti sembra che includano anche le regole morali di comportamento o invece siano rivolti esclusivamente alla ricerca del piacere?</text:p>
            <text:p text:style-name="P3">I principi su cui si basa l’estetismo di Andrea Sperelli sono la libertà, dalla celebre massima “Possedere, non essere posseduto!”. Il piacere sensuale, data la sua attrazione verso le sue passioni e la sua curiosità. La bellezza, parte di un universo che insieme al piacere costituisce il fondamento della vita morale.</text:p>
            <text:p text:style-name="P3">Il vagheggiamento del passato, sostitutivo del presente, insieme al sogno e all’immaginazione, sostitutivi della realtà.</text:p>
            <text:p text:style-name="P3"/>
            <text:p text:style-name="P3">Secondo il mio punto di vista il principio del piacere non è solamente un valore votato alla ricerca del piacere, ma anche una <text:soft-page-break/>regola di comportamento morale, in quanto ogni artista e intellettuale deve potersi esprimere attraverso la propria libertà.</text:p>
          </table:table-cell>
          <table:table-cell table:style-name="Table2.A1" office:value-type="string">
            <text:p text:style-name="P16">Le pagine di D'Annunzio esprimono con compiutezza i principi ideologici del protagonista in base ai quali uniformare la sua vita. Ti pare che, con altrettanta precisione, il brano di Huysmans condensi l’ideologia di Des Esseintes o che la si debba ricavare dallo squarcio di vita di scritto? Perché?</text:p>
            <text:p text:style-name="P3">Nel brano di Huysmans il lettore viene invitato a ricercare e capire autonomamente l’ideologia di Des Esseintes, lasciando degli indizi attraverso le descrizioni dello spazio in cui il protagonista vive.</text:p>
            <text:p text:style-name="P3">D’Annunzio invece descrive approfonditamente la formazione che Andrea Sperelli riceve dal padre, sottolineandone i concetti e le massime che il padre gli forniva.</text:p>
          </table:table-cell>
        </table:table-row>
        <table:table-row table:style-name="Table2.1">
          <table:table-cell table:style-name="Table2.A1" office:value-type="string">
            <text:p text:style-name="P16">Per quale motivo Des Esseintes ha scelto di ricreare un ambiente simile a quello di una nave all’interno della sua sala da pranzo?</text:p>
            <text:p text:style-name="P3">Des Esseintes ha optato per questa scelta stilistica per potersi procurare, “senza muoversi, le sensazioni rapide, quasi istantanee, di un lungo viaggio”, consentendogli di provare il piacere dello spostamento, che però consiste solamente nel ricordo e non nel presente, ovvero nell’attimo in cui si effettua.</text:p>
            <text:p text:style-name="P3">Avendo costruito un ambiente simile poteva “aspirare appieno, comodamente e senza fatica, senza trambusti, l’apparenza transitoria”.</text:p>
          </table:table-cell>
          <table:table-cell table:style-name="Table2.A1" office:value-type="string">
            <text:p text:style-name="P16">In entrambi i brani proposti il linguaggio è ricco di termini ricercati e preziosi: tuttavia, mentre D'Annunzio è più interessato a delineare il ritratto spirituale di Andrea Sperelli, Huysmans utilizza vocaboli tecnici e specialistici per descrivere, attraverso gli strani oggetti presenti nella casa di Des Esseintes, il gusto per tutto ciò che è originale è frutto della artificio umano. Nella tabella, inserisci vocaboli che caratterizzano il profilo morale di Andrea Sperelli e quelli che sottolineano i gusti eccentrici e raffinati di Des Esseintes</text:p>
            <text:p text:style-name="P3"/>
            <text:p text:style-name="P3"/>
            <table:table table:name="Table1" table:style-name="Table1">
              <table:table-column table:style-name="Table1.A" table:number-columns-repeated="2"/>
              <table:table-row table:style-name="Table1.1">
                <table:table-cell table:style-name="Table1.A1" office:value-type="string">
                  <text:p text:style-name="P3">Andrea Sperelli</text:p>
                </table:table-cell>
                <table:table-cell table:style-name="Table1.A1" office:value-type="string">
                  <text:p text:style-name="P3">Des Esseintes</text:p>
                </table:table-cell>
              </table:table-row>
              <table:table-row table:style-name="Table1.1">
                <table:table-cell table:style-name="Table1.A1" office:value-type="string">
                  <text:p text:style-name="P3">Il seme del sofisma</text:p>
                </table:table-cell>
                <table:table-cell table:style-name="Table1.A1" office:value-type="string">
                  <text:p text:style-name="P3">Pavimento di pino americano</text:p>
                </table:table-cell>
              </table:table-row>
              <table:table-row table:style-name="Table1.1">
                <table:table-cell table:style-name="Table1.A1" office:value-type="string">
                  <text:p text:style-name="P3">Possedere, non essere posseduti</text:p>
                </table:table-cell>
                <table:table-cell table:style-name="Table1.A1" office:value-type="string">
                  <text:p text:style-name="P3">Scatole giapponesi</text:p>
                </table:table-cell>
              </table:table-row>
              <table:table-row table:style-name="Table1.1">
                <table:table-cell table:style-name="Table1.A1" office:value-type="string">
                  <text:p text:style-name="P3"/>
                </table:table-cell>
                <table:table-cell table:style-name="Table1.A1" office:value-type="string">
                  <text:p text:style-name="P3">Assisto</text:p>
                </table:table-cell>
              </table:table-row>
              <table:table-row table:style-name="Table1.1">
                <table:table-cell table:style-name="Table1.A1" office:value-type="string">
                  <text:p text:style-name="P3"/>
                </table:table-cell>
                <table:table-cell table:style-name="Table1.A1" office:value-type="string">
                  <text:p text:style-name="P3">Samovar</text:p>
                </table:table-cell>
              </table:table-row>
              <table:table-row table:style-name="Table1.1">
                <table:table-cell table:style-name="Table1.A1" office:value-type="string">
                  <text:p text:style-name="P3"/>
                </table:table-cell>
                <table:table-cell table:style-name="Table1.A1" office:value-type="string">
                  <text:p text:style-name="P3">Sestanti e compassi</text:p>
                </table:table-cell>
              </table:table-row>
            </table:table>
            <text:p text:style-name="P3"/>
            <text:p text:style-name="P3"/>
          </table:table-cell>
        </table:table-row>
        <table:table-row table:style-name="Table2.1">
          <table:table-cell table:style-name="Table2.A1" office:value-type="string">
            <text:p text:style-name="P16">Nella “cabina” oltre a svariati oggetti di uso marinaro c'è anche un libro: quali sono le sue particolarità?</text:p>
            <text:p text:style-name="P3">Il libro presente sulla tavola si intitola “Le avventure di Gordon Pym” e le sue particolarità sono che le avventure di cui parla il libro sono “stampate appositamente per lui su una carta vergata finissima, scelta foglio per foglio, con un gabbiano in filigrana”. Si trattava quindi di un libro prezioso, data la qualità dei materiali di costruzione.</text:p>
            <text:p text:style-name="P3"/>
          </table:table-cell>
          <table:table-cell table:style-name="Table2.A1" office:value-type="string">
            <text:p text:style-name="P16">Prova a spiegare, in un testo di una decina di righe circa, analogie differenze tra l'estetismo di D'Annunzio e quello di Huysmans, facendo riferimento ai due protagonisti</text:p>
            <text:p text:style-name="P2">Da una parte D'Annunzio riconosce che la letteratura e l'arte in generale stanno subendo una svalutazione a causa del fatto che il mercato culturale si è sviluppato. Egli reagisce rifugiandosi in un ideale di bellezza assoluta, infatti il personaggio Andrea Sperelli ha ricevuto un'educazione verso il culto della bellezza e del piacere.</text:p>
            <text:p text:style-name="P2">Invece Huysmans prova disgusto verso una società attratta dal lusso e si rifugia in un mondo non realistico e raffinato, fatto di bellezza. Per esempio Des Esseintes ricrea <text:soft-page-break/>un'ambientazione simile a quella di una nave.</text:p>
          </table:table-cell>
        </table:table-row>
        <table:table-row table:style-name="Table2.1">
          <table:table-cell table:style-name="Table2.A1" office:value-type="string">
            <text:p text:style-name="P16">Ti sembra che egli preferisca le cose naturali a quelle artificiali? Motiva la tua risposta con riferimenti alla personalità di Des Esseintes e alle sue tendenze estetiche</text:p>
            <text:p text:style-name="P3">Des Esseintes considera la natura come “una gretteria da bottegaia”, ovvero avida come può essere una bottegaia, che analizzato da un punto di vista più interiore si può considerare che la natura sia spiritualmente “arida” e “angusta”.</text:p>
            <text:p text:style-name="P3">La natura viene quindi sostituita da una realtà artificiale che solo la volontà e l’intelligenza dell’uomo superiore possono produrre.</text:p>
            <text:p text:style-name="P3">Infatti Des Esseintes crede che le bellezze della vita provengano solamente dal ricordo e non dal presente, rendendo quindi tutto artificiale.</text:p>
          </table:table-cell>
          <table:table-cell table:style-name="Table2.A1" office:value-type="string">
            <text:p text:style-name="P3"/>
          </table:table-cell>
        </table:table-row>
      </table:table>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Gruppo: Francesco Milani, Michele Gusella, Francesco Rigoni</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date>2020-02-28T10:04:00.296000000</dc:date>
    <meta:editing-duration>PT46S</meta:editing-duration>
    <meta:editing-cycles>1</meta:editing-cycles>
    <meta:document-statistic meta:table-count="2" meta:image-count="0" meta:object-count="0" meta:page-count="5" meta:paragraph-count="61" meta:word-count="1407" meta:character-count="9066" meta:non-whitespace-character-count="7717"/>
  </office:meta>
</office:document-meta>
</file>